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officeooo:paragraph-rsid="00082c6f"/>
    </style:style>
    <style:style style:name="P2" style:family="paragraph" style:parent-style-name="Standard">
      <style:paragraph-properties fo:margin-left="8.742cm" fo:margin-right="0cm" fo:margin-top="0cm" fo:margin-bottom="0cm" style:contextual-spacing="false" fo:line-height="100%" fo:text-indent="1.249cm" style:auto-text-indent="false"/>
      <style:text-properties officeooo:paragraph-rsid="00082c6f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paragraph-rsid="000b81b7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82c6f" style:font-size-asian="14pt" style:font-name-complex="Times New Roman1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82c6f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082c6f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.011cm" style:auto-text-indent="false"/>
      <style:text-properties style:font-name="Times New Roman" fo:font-size="14pt" officeooo:paragraph-rsid="00082c6f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hyphenation-ladder-count="no-limit" style:snap-to-layout-grid="false"/>
      <style:text-properties style:font-name="Times New Roman" fo:font-size="14pt" officeooo:paragraph-rsid="00082c6f" style:font-size-asian="14pt" style:font-name-complex="Times New Roman1" style:font-size-complex="16pt" fo:hyphenate="false" fo:hyphenation-remain-char-count="2" fo:hyphenation-push-char-count="2" loext:hyphenation-no-caps="false"/>
    </style:style>
    <style:style style:name="P9" style:family="paragraph" style:parent-style-name="Обычный2">
      <style:paragraph-properties style:snap-to-layout-grid="false"/>
      <style:text-properties style:font-name="Times New Roman" fo:font-size="14pt" officeooo:paragraph-rsid="00082c6f" style:font-size-asian="14pt" style:font-name-complex="Times New Roman1" style:font-size-complex="16pt"/>
    </style:style>
    <style:style style:name="P10" style:family="paragraph" style:parent-style-name="Standard">
      <style:paragraph-properties fo:margin-top="0cm" fo:margin-bottom="0cm" style:contextual-spacing="false" fo:line-height="100%" fo:hyphenation-ladder-count="no-limit" style:snap-to-layout-grid="false"/>
      <style:text-properties style:font-name="Times New Roman" fo:font-size="14pt" officeooo:paragraph-rsid="00082c6f" style:font-size-asian="14pt" style:language-asian="zh" style:country-asian="CN" style:font-name-complex="Times New Roman1" style:font-size-complex="16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paragraph-rsid="00082c6f" style:font-size-asian="14pt" style:font-weight-asian="bold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officeooo:paragraph-rsid="00082c6f" style:font-size-asian="16pt" style:font-name-complex="Times New Roman1" style:font-size-complex="16pt"/>
    </style:style>
    <style:style style:name="P13" style:family="paragraph" style:parent-style-name="Title">
      <style:paragraph-properties fo:margin-top="0cm" fo:margin-bottom="0cm" style:contextual-spacing="false" fo:keep-with-next="always"/>
      <style:text-properties style:font-name="Times New Roman" fo:font-size="16pt" officeooo:paragraph-rsid="00082c6f" style:font-size-asian="16pt" style:font-name-complex="Times New Roman1" style:font-size-complex="16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officeooo:paragraph-rsid="00082c6f" style:font-size-asian="16pt" style:language-asian="zh" style:country-asian="CN" style:font-name-complex="Times New Roman1" style:font-size-complex="16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officeooo:paragraph-rsid="00082c6f" style:font-name-complex="Times New Roman1"/>
    </style:style>
    <style:style style:name="P16" style:family="paragraph" style:parent-style-name="Standard">
      <style:paragraph-properties fo:margin-left="3.747cm" fo:margin-right="0cm" fo:margin-top="0cm" fo:margin-bottom="0cm" style:contextual-spacing="false" fo:line-height="100%" fo:text-indent="1.249cm" style:auto-text-indent="false"/>
      <style:text-properties style:font-name="Times New Roman" fo:font-size="10pt" officeooo:paragraph-rsid="00082c6f" style:font-size-asian="10pt" style:font-name-complex="Times New Roman1" style:font-size-complex="9pt"/>
    </style:style>
    <style:style style:name="P17" style:family="paragraph" style:parent-style-name="Table_20_Heading">
      <style:paragraph-properties fo:margin-top="0cm" fo:margin-bottom="0.353cm" style:contextual-spacing="false"/>
      <style:text-properties fo:font-size="14pt" officeooo:paragraph-rsid="00082c6f" style:font-size-asian="14pt" style:font-size-complex="20pt"/>
    </style:style>
    <style:style style:name="P18" style:family="paragraph" style:parent-style-name="Table_20_Heading">
      <style:paragraph-properties fo:margin-top="0cm" fo:margin-bottom="0.353cm" style:contextual-spacing="false"/>
      <style:text-properties officeooo:paragraph-rsid="000da0bc"/>
    </style:style>
    <style:style style:name="P19" style:family="paragraph" style:parent-style-name="Обычный2">
      <style:paragraph-properties style:snap-to-layout-grid="false"/>
      <style:text-properties officeooo:paragraph-rsid="00082c6f"/>
    </style:style>
    <style:style style:name="P20" style:family="paragraph" style:parent-style-name="Heading_20_1" style:master-page-name="Преобразование_20_8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List">
      <style:paragraph-properties fo:margin-left="0cm" fo:margin-right="-0.011cm" fo:margin-top="0cm" fo:margin-bottom="0cm" style:contextual-spacing="false" fo:text-indent="1.251cm" style:auto-text-indent="false" style:snap-to-layout-grid="false">
        <style:tab-stops>
          <style:tab-stop style:position="0.25cm"/>
        </style:tab-stops>
      </style:paragraph-properties>
      <style:text-properties style:font-name="Times New Roman" officeooo:paragraph-rsid="00128c09" style:font-name-complex="Times New Roman1" style:font-size-complex="12pt"/>
    </style:style>
    <style:style style:name="P24" style:family="paragraph" style:parent-style-name="List">
      <style:paragraph-properties fo:margin-left="0cm" fo:margin-right="-0.011cm" fo:margin-top="0cm" fo:margin-bottom="0cm" style:contextual-spacing="false" fo:text-indent="1.251cm" style:auto-text-indent="false" style:snap-to-layout-grid="false">
        <style:tab-stops>
          <style:tab-stop style:position="0.25cm"/>
        </style:tab-stops>
      </style:paragraph-properties>
      <style:text-properties style:font-name="Times New Roman" officeooo:paragraph-rsid="001413db" style:font-name-complex="Times New Roman1" style:font-size-complex="12pt"/>
    </style:style>
    <style:style style:name="P25" style:family="paragraph" style:parent-style-name="List">
      <style:paragraph-properties fo:margin-left="0cm" fo:margin-right="-0.011cm" fo:margin-top="0cm" fo:margin-bottom="0cm" style:contextual-spacing="false" fo:text-indent="1.251cm" style:auto-text-indent="false" style:snap-to-layout-grid="false">
        <style:tab-stops>
          <style:tab-stop style:position="0.25cm"/>
        </style:tab-stops>
      </style:paragraph-properties>
      <style:text-properties style:font-name="Times New Roman" style:text-underline-style="solid" style:text-underline-width="auto" style:text-underline-color="font-color" officeooo:paragraph-rsid="00128c09" style:font-name-complex="Times New Roman1" style:font-size-complex="12pt"/>
    </style:style>
    <style:style style:name="P26" style:family="paragraph" style:parent-style-name="List">
      <style:paragraph-properties fo:margin-left="0cm" fo:margin-right="-0.011cm" fo:margin-top="0cm" fo:margin-bottom="0cm" style:contextual-spacing="false" fo:text-indent="1.251cm" style:auto-text-indent="false" style:snap-to-layout-grid="false">
        <style:tab-stops>
          <style:tab-stop style:position="0.25cm"/>
        </style:tab-stops>
      </style:paragraph-properties>
      <style:text-properties style:font-name="Times New Roman" style:text-underline-style="solid" style:text-underline-width="auto" style:text-underline-color="font-color" officeooo:paragraph-rsid="001413db" style:font-name-complex="Times New Roman1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officeooo:paragraph-rsid="00128c09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-0.011cm" fo:margin-top="0cm" fo:margin-bottom="0cm" style:contextual-spacing="false" fo:line-height="100%" fo:text-align="start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01413db" style:font-size-asian="14pt" style:font-name-complex="Times New Roman1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413db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-0.011cm" fo:margin-top="0cm" fo:margin-bottom="0cm" style:contextual-spacing="false" fo:line-height="100%" fo:text-align="center" style:justify-single-word="false" fo:text-indent="1.251cm" style:auto-text-indent="false" fo:break-before="page">
        <style:tab-stops>
          <style:tab-stop style:position="0.25cm"/>
        </style:tab-stops>
      </style:paragraph-properties>
      <style:text-properties style:font-name="Times New Roman" fo:font-size="14pt" officeooo:paragraph-rsid="00128c09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1413db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indent="0.011cm" style:auto-text-indent="false"/>
      <style:text-properties style:font-name="Times New Roman" fo:font-size="14pt" style:text-underline-style="solid" style:text-underline-width="auto" style:text-underline-color="font-color" officeooo:rsid="00113135" officeooo:paragraph-rsid="001413db" style:font-size-asian="14pt" style:font-name-complex="Times New Roman1" style:font-size-complex="14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officeooo:paragraph-rsid="00082c6f" style:font-size-asian="16pt" style:font-name-complex="Times New Roman1" style:font-size-complex="16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Times New Roman" fo:font-size="16pt" officeooo:paragraph-rsid="00082c6f" style:font-size-asian="16pt" style:font-name-complex="Times New Roman1" style:font-size-complex="16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officeooo:paragraph-rsid="00082c6f" style:font-size-asian="16pt" style:font-name-complex="Times New Roman1" style:font-size-complex="16pt"/>
    </style:style>
    <style:style style:name="P36" style:family="paragraph" style:parent-style-name="Standard">
      <style:paragraph-properties fo:margin-left="0cm" fo:margin-right="-0.011cm" fo:margin-top="0cm" fo:margin-bottom="0cm" style:contextual-spacing="false" fo:line-height="100%" fo:text-align="center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officeooo:paragraph-rsid="00128c09" style:font-size-asian="12pt" style:font-name-complex="Times New Roman1" style:font-size-complex="12pt"/>
    </style:style>
    <style:style style:name="P37" style:family="paragraph" style:parent-style-name="Standard">
      <style:paragraph-properties fo:margin-left="0cm" fo:margin-right="-0.011cm" fo:margin-top="0cm" fo:margin-bottom="0cm" style:contextual-spacing="false" fo:line-height="100%" fo:text-align="center" style:justify-single-word="false" fo:text-indent="1.251cm" style:auto-text-indent="false" fo:break-before="page">
        <style:tab-stops>
          <style:tab-stop style:position="0.25cm"/>
        </style:tab-stops>
      </style:paragraph-properties>
      <style:text-properties style:font-name="Times New Roman" fo:font-size="12pt" officeooo:paragraph-rsid="001413db" style:font-size-asian="12pt" style:font-name-complex="Times New Roman1" style:font-size-complex="12pt"/>
    </style:style>
    <style:style style:name="P38" style:family="paragraph" style:parent-style-name="Standard">
      <style:paragraph-properties fo:margin-left="0cm" fo:margin-right="-0.011cm" fo:margin-top="0cm" fo:margin-bottom="0cm" style:contextual-spacing="false" fo:line-height="100%" fo:text-align="center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officeooo:paragraph-rsid="001413db" style:font-size-asian="12pt" style:font-name-complex="Times New Roman1" style:font-size-complex="12pt"/>
    </style:style>
    <style:style style:name="P39" style:family="paragraph" style:parent-style-name="Standard">
      <style:paragraph-properties fo:margin-left="0cm" fo:margin-right="-0.011cm" fo:margin-top="0cm" fo:margin-bottom="0cm" style:contextual-spacing="false" fo:line-height="100%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officeooo:paragraph-rsid="00128c09" style:font-size-asian="12pt" style:font-name-complex="Times New Roman1" style:font-size-complex="12pt"/>
    </style:style>
    <style:style style:name="P40" style:family="paragraph" style:parent-style-name="Standard">
      <style:paragraph-properties fo:margin-left="0cm" fo:margin-right="-0.011cm" fo:margin-top="0cm" fo:margin-bottom="0cm" style:contextual-spacing="false" fo:line-height="100%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officeooo:paragraph-rsid="001413db" style:font-size-asian="12pt" style:font-name-complex="Times New Roman1" style:font-size-complex="12pt"/>
    </style:style>
    <style:style style:name="P41" style:family="paragraph" style:parent-style-name="Standard">
      <style:paragraph-properties fo:margin-left="0cm" fo:margin-right="-0.011cm" fo:text-align="center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officeooo:paragraph-rsid="00128c09" style:font-size-asian="12pt" style:font-name-complex="Times New Roman1" style:font-size-complex="12pt"/>
    </style:style>
    <style:style style:name="P42" style:family="paragraph" style:parent-style-name="Standard">
      <style:paragraph-properties fo:margin-left="0cm" fo:margin-right="-0.011cm" fo:text-align="center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officeooo:paragraph-rsid="001413db" style:font-size-asian="12pt" style:font-name-complex="Times New Roman1" style:font-size-complex="12pt"/>
    </style:style>
    <style:style style:name="P43" style:family="paragraph" style:parent-style-name="Standard">
      <style:paragraph-properties fo:margin-left="0cm" fo:margin-right="-0.011cm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officeooo:paragraph-rsid="00128c09" style:font-size-asian="12pt" style:font-name-complex="Times New Roman1" style:font-size-complex="12pt"/>
    </style:style>
    <style:style style:name="P44" style:family="paragraph" style:parent-style-name="Standard">
      <style:paragraph-properties fo:margin-left="0cm" fo:margin-right="-0.011cm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officeooo:paragraph-rsid="001413db" style:font-size-asian="12pt" style:font-name-complex="Times New Roman1" style:font-size-complex="12pt"/>
    </style:style>
    <style:style style:name="P45" style:family="paragraph" style:parent-style-name="Standard">
      <style:paragraph-properties fo:margin-left="0cm" fo:margin-right="-0.011cm" fo:margin-top="0cm" fo:margin-bottom="0cm" style:contextual-spacing="false" fo:line-height="100%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style:text-underline-style="solid" style:text-underline-width="auto" style:text-underline-color="font-color" officeooo:rsid="0010d15c" officeooo:paragraph-rsid="00128c09" style:font-size-asian="12pt" style:font-name-complex="Times New Roman1" style:font-size-complex="12pt"/>
    </style:style>
    <style:style style:name="P46" style:family="paragraph" style:parent-style-name="Standard">
      <style:paragraph-properties fo:margin-left="0cm" fo:margin-right="-0.011cm" fo:margin-top="0cm" fo:margin-bottom="0cm" style:contextual-spacing="false" fo:line-height="100%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style:text-underline-style="solid" style:text-underline-width="auto" style:text-underline-color="font-color" officeooo:rsid="0010d15c" officeooo:paragraph-rsid="001413db" style:font-size-asian="12pt" style:font-name-complex="Times New Roman1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officeooo:paragraph-rsid="001413db" style:font-size-asian="10pt" style:font-name-complex="Times New Roman1" style:font-size-complex="9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0pt" officeooo:paragraph-rsid="001413db" style:font-size-asian="10pt" style:font-name-complex="Times New Roman1" style:font-size-complex="9pt"/>
    </style:style>
    <style:style style:name="P49" style:family="paragraph" style:parent-style-name="Standard">
      <style:paragraph-properties fo:text-align="center" style:justify-single-word="false"/>
      <style:text-properties fo:font-size="14pt" fo:font-weight="bold" officeooo:rsid="0029320e" officeooo:paragraph-rsid="00128c09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4pt" officeooo:paragraph-rsid="00128c09" style:font-size-asian="14pt" style:font-size-complex="14pt"/>
    </style:style>
    <style:style style:name="P51" style:family="paragraph" style:parent-style-name="Standard">
      <style:paragraph-properties fo:margin-left="0cm" fo:margin-right="-0.011cm" fo:margin-top="0cm" fo:margin-bottom="0cm" style:contextual-spacing="false" fo:line-height="100%" fo:text-indent="1.251cm" style:auto-text-indent="false">
        <style:tab-stops>
          <style:tab-stop style:position="0.25cm"/>
        </style:tab-stops>
      </style:paragraph-properties>
      <style:text-properties officeooo:paragraph-rsid="00128c09"/>
    </style:style>
    <style:style style:name="P52" style:family="paragraph" style:parent-style-name="Standard">
      <style:paragraph-properties fo:margin-left="0cm" fo:margin-right="-0.011cm" fo:margin-top="0cm" fo:margin-bottom="0cm" style:contextual-spacing="false" fo:line-height="100%" fo:text-indent="1.251cm" style:auto-text-indent="false">
        <style:tab-stops>
          <style:tab-stop style:position="0.25cm"/>
        </style:tab-stops>
      </style:paragraph-properties>
      <style:text-properties officeooo:paragraph-rsid="001413db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82c6f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officeooo:paragraph-rsid="001413db"/>
    </style:style>
    <style:style style:name="P55" style:family="paragraph" style:parent-style-name="Standard">
      <style:paragraph-properties fo:margin-left="8.742cm" fo:margin-right="0cm" fo:margin-top="0cm" fo:margin-bottom="0cm" style:contextual-spacing="false" fo:line-height="100%" fo:text-indent="1.249cm" style:auto-text-indent="false"/>
      <style:text-properties officeooo:paragraph-rsid="001413db"/>
    </style:style>
    <style:style style:name="P56" style:family="paragraph" style:parent-style-name="Text_20_body">
      <style:paragraph-properties fo:margin-left="0cm" fo:margin-right="-0.011cm" fo:text-align="end" style:justify-single-word="false" fo:text-indent="1.251cm" style:auto-text-indent="false">
        <style:tab-stops>
          <style:tab-stop style:position="0.25cm"/>
        </style:tab-stops>
      </style:paragraph-properties>
      <style:text-properties fo:font-weight="bold" officeooo:paragraph-rsid="00128c09" style:font-weight-asian="bold" style:font-size-complex="12pt" style:font-weight-complex="bold"/>
    </style:style>
    <style:style style:name="P57" style:family="paragraph" style:parent-style-name="Text_20_body">
      <style:paragraph-properties fo:margin-left="0cm" fo:margin-right="-0.011cm" fo:text-align="end" style:justify-single-word="false" fo:text-indent="1.251cm" style:auto-text-indent="false">
        <style:tab-stops>
          <style:tab-stop style:position="0.25cm"/>
        </style:tab-stops>
      </style:paragraph-properties>
      <style:text-properties fo:font-weight="bold" officeooo:paragraph-rsid="001413db" style:font-weight-asian="bold" style:font-size-complex="12pt" style:font-weight-complex="bold"/>
    </style:style>
    <style:style style:name="P58" style:family="paragraph" style:parent-style-name="Text_20_body">
      <style:paragraph-properties fo:margin-left="0cm" fo:margin-right="-0.011cm" fo:text-align="center" style:justify-single-word="false" fo:text-indent="1.251cm" style:auto-text-indent="false">
        <style:tab-stops>
          <style:tab-stop style:position="0.25cm"/>
        </style:tab-stops>
      </style:paragraph-properties>
      <style:text-properties fo:font-weight="bold" officeooo:paragraph-rsid="00128c09" style:font-weight-asian="bold" style:font-size-complex="12pt"/>
    </style:style>
    <style:style style:name="P59" style:family="paragraph" style:parent-style-name="Text_20_body">
      <style:paragraph-properties fo:margin-left="0cm" fo:margin-right="-0.011cm" fo:text-align="center" style:justify-single-word="false" fo:text-indent="1.251cm" style:auto-text-indent="false">
        <style:tab-stops>
          <style:tab-stop style:position="0.25cm"/>
        </style:tab-stops>
      </style:paragraph-properties>
      <style:text-properties fo:font-weight="bold" officeooo:paragraph-rsid="001413db" style:font-weight-asian="bold" style:font-size-complex="12pt"/>
    </style:style>
    <style:style style:name="P60" style:family="paragraph" style:parent-style-name="Text_20_body">
      <style:paragraph-properties fo:margin-left="0cm" fo:margin-right="-0.011cm" fo:line-height="150%" fo:text-align="end" style:justify-single-word="false" fo:text-indent="1.251cm" style:auto-text-indent="false">
        <style:tab-stops>
          <style:tab-stop style:position="0.25cm"/>
        </style:tab-stops>
      </style:paragraph-properties>
      <style:text-properties officeooo:paragraph-rsid="00128c09" style:font-size-complex="12pt"/>
    </style:style>
    <style:style style:name="P61" style:family="paragraph" style:parent-style-name="Text_20_body">
      <style:paragraph-properties fo:margin-left="0cm" fo:margin-right="-0.011cm" fo:line-height="150%" fo:text-align="end" style:justify-single-word="false" fo:text-indent="1.251cm" style:auto-text-indent="false">
        <style:tab-stops>
          <style:tab-stop style:position="0.25cm"/>
        </style:tab-stops>
      </style:paragraph-properties>
      <style:text-properties officeooo:paragraph-rsid="001413db" style:font-size-complex="12pt"/>
    </style:style>
    <style:style style:name="P62" style:family="paragraph" style:parent-style-name="Text_20_body">
      <style:paragraph-properties fo:margin-left="0cm" fo:margin-right="-0.011cm" fo:text-indent="1.251cm" style:auto-text-indent="false">
        <style:tab-stops>
          <style:tab-stop style:position="0.25cm"/>
        </style:tab-stops>
      </style:paragraph-properties>
      <style:text-properties officeooo:paragraph-rsid="00128c09" style:font-size-complex="12pt"/>
    </style:style>
    <style:style style:name="P63" style:family="paragraph" style:parent-style-name="Text_20_body">
      <style:paragraph-properties fo:margin-left="0cm" fo:margin-right="-0.011cm" fo:text-indent="1.251cm" style:auto-text-indent="false">
        <style:tab-stops>
          <style:tab-stop style:position="0.25cm"/>
        </style:tab-stops>
      </style:paragraph-properties>
      <style:text-properties officeooo:paragraph-rsid="001413db" style:font-size-complex="12pt"/>
    </style:style>
    <style:style style:name="P64" style:family="paragraph" style:parent-style-name="Text_20_body">
      <style:paragraph-properties fo:margin-left="0cm" fo:margin-right="-0.011cm" fo:line-height="150%" fo:text-align="end" style:justify-single-word="false" fo:text-indent="1.251cm" style:auto-text-indent="false">
        <style:tab-stops>
          <style:tab-stop style:position="0.25cm"/>
        </style:tab-stops>
      </style:paragraph-properties>
      <style:text-properties officeooo:paragraph-rsid="00128c09"/>
    </style:style>
    <style:style style:name="P65" style:family="paragraph" style:parent-style-name="Text_20_body">
      <style:paragraph-properties fo:margin-left="0cm" fo:margin-right="-0.011cm" fo:line-height="150%" fo:text-align="end" style:justify-single-word="false" fo:text-indent="1.251cm" style:auto-text-indent="false">
        <style:tab-stops>
          <style:tab-stop style:position="0.25cm"/>
        </style:tab-stops>
      </style:paragraph-properties>
      <style:text-properties officeooo:paragraph-rsid="001413db"/>
    </style:style>
    <style:style style:name="P66" style:family="paragraph" style:parent-style-name="Text_20_body">
      <style:paragraph-properties fo:margin-left="0cm" fo:margin-right="-0.011cm" fo:line-height="150%" fo:text-align="end" style:justify-single-word="false" fo:text-indent="1.251cm" style:auto-text-indent="false">
        <style:tab-stops>
          <style:tab-stop style:position="0.25cm"/>
        </style:tab-stops>
      </style:paragraph-properties>
      <style:text-properties style:text-position="super 58%" officeooo:paragraph-rsid="00128c09" style:font-size-complex="12pt"/>
    </style:style>
    <style:style style:name="P67" style:family="paragraph" style:parent-style-name="Text_20_body">
      <style:paragraph-properties fo:margin-left="0cm" fo:margin-right="-0.011cm" fo:line-height="150%" fo:text-align="end" style:justify-single-word="false" fo:text-indent="1.251cm" style:auto-text-indent="false">
        <style:tab-stops>
          <style:tab-stop style:position="0.25cm"/>
        </style:tab-stops>
      </style:paragraph-properties>
      <style:text-properties style:text-position="super 58%" officeooo:paragraph-rsid="001413db" style:font-size-complex="12pt"/>
    </style:style>
    <style:style style:name="P68" style:family="paragraph" style:parent-style-name="Text_20_body">
      <style:paragraph-properties fo:margin-left="0cm" fo:margin-right="-0.011cm" fo:line-height="150%" fo:text-align="center" style:justify-single-word="false" fo:text-indent="1.251cm" style:auto-text-indent="false">
        <style:tab-stops>
          <style:tab-stop style:position="0.25cm"/>
        </style:tab-stops>
      </style:paragraph-properties>
      <style:text-properties style:text-position="super 58%" officeooo:paragraph-rsid="00128c09" style:font-size-complex="12pt"/>
    </style:style>
    <style:style style:name="P69" style:family="paragraph" style:parent-style-name="Text_20_body">
      <style:paragraph-properties fo:margin-left="0cm" fo:margin-right="-0.011cm" fo:line-height="150%" fo:text-align="center" style:justify-single-word="false" fo:text-indent="1.251cm" style:auto-text-indent="false">
        <style:tab-stops>
          <style:tab-stop style:position="0.25cm"/>
        </style:tab-stops>
      </style:paragraph-properties>
      <style:text-properties style:text-position="super 58%" officeooo:paragraph-rsid="001413db" style:font-size-complex="12pt"/>
    </style:style>
    <style:style style:name="P70" style:family="paragraph" style:parent-style-name="Text_20_body">
      <style:paragraph-properties fo:margin-left="0cm" fo:margin-right="-0.011cm" fo:text-indent="1.251cm" style:auto-text-indent="false">
        <style:tab-stops>
          <style:tab-stop style:position="0.25cm"/>
        </style:tab-stops>
      </style:paragraph-properties>
      <style:text-properties officeooo:paragraph-rsid="00128c09"/>
    </style:style>
    <style:style style:name="P71" style:family="paragraph" style:parent-style-name="Text_20_body">
      <style:paragraph-properties fo:margin-left="0cm" fo:margin-right="-0.011cm" fo:text-indent="1.251cm" style:auto-text-indent="false">
        <style:tab-stops>
          <style:tab-stop style:position="0.25cm"/>
        </style:tab-stops>
      </style:paragraph-properties>
      <style:text-properties officeooo:paragraph-rsid="001413db"/>
    </style:style>
    <style:style style:name="P72" style:family="paragraph" style:parent-style-name="Text_20_body" style:list-style-name="WW8Num1">
      <style:paragraph-properties fo:margin-left="1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>
        <style:tab-stops>
          <style:tab-stop style:position="1.249cm"/>
        </style:tab-stops>
      </style:paragraph-properties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1a9a55" officeooo:paragraph-rsid="00128c09" style:letter-kerning="true" style:font-name-asian="Times New Roman" style:font-size-asian="14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 style:text-emphasize="none" fo:hyphenate="true" fo:hyphenation-remain-char-count="2" fo:hyphenation-push-char-count="2" loext:hyphenation-no-caps="false"/>
    </style:style>
    <style:style style:name="P73" style:family="paragraph" style:parent-style-name="Text_20_body" style:list-style-name="WW8Num1">
      <style:paragraph-properties fo:margin-left="1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>
        <style:tab-stops>
          <style:tab-stop style:position="1.249cm"/>
        </style:tab-stops>
      </style:paragraph-properties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1a9a55" officeooo:paragraph-rsid="001413db" style:letter-kerning="true" style:font-name-asian="Times New Roman" style:font-size-asian="14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 style:text-emphasize="none" fo:hyphenate="true" fo:hyphenation-remain-char-count="2" fo:hyphenation-push-char-count="2" loext:hyphenation-no-caps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9eb54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10715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6pt"/>
    </style:style>
    <style:style style:name="T5" style:family="text">
      <style:text-properties style:font-name="Times New Roman" fo:font-size="14pt" officeooo:rsid="001413db" style:font-size-asian="14pt" style:font-name-complex="Times New Roman1" style:font-size-complex="16pt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officeooo:rsid="001413db" style:font-size-asian="14pt" style:font-name-complex="Times New Roman1" style:font-size-complex="16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1" style:font-size-complex="16pt"/>
    </style:style>
    <style:style style:name="T9" style:family="text">
      <style:text-properties style:font-name="Times New Roman" fo:font-size="14pt" style:text-underline-style="none" officeooo:rsid="00148904" style:font-size-asian="14pt" style:font-name-complex="Times New Roman1" style:font-size-complex="14pt" style:font-style-complex="italic"/>
    </style:style>
    <style:style style:name="T10" style:family="text">
      <style:text-properties style:font-name="Times New Roman" fo:font-size="14pt" style:text-underline-style="none" officeooo:rsid="00092525" style:font-size-asian="14pt" style:font-name-complex="Times New Roman1" style:font-size-complex="16pt"/>
    </style:style>
    <style:style style:name="T11" style:family="text">
      <style:text-properties style:font-name="Times New Roman" fo:font-size="14pt" style:text-underline-style="none" officeooo:rsid="001413db" style:font-size-asian="14pt" style:font-name-complex="Times New Roman1" style:font-size-complex="16pt"/>
    </style:style>
    <style:style style:name="T12" style:family="text">
      <style:text-properties style:font-name="Times New Roman" fo:font-size="14pt" fo:language="ru" fo:country="RU" style:text-underline-style="solid" style:text-underline-width="auto" style:text-underline-color="font-color" officeooo:rsid="00113135" style:font-size-asian="14pt" style:font-name-complex="Times New Roman1" style:font-size-complex="14pt"/>
    </style:style>
    <style:style style:name="T13" style:family="text">
      <style:text-properties style:font-name="Times New Roman" fo:font-size="9pt" style:font-size-asian="9pt" style:font-name-complex="Times New Roman1" style:font-size-complex="9pt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fo:font-size="10pt" style:font-size-asian="10pt" style:font-name-complex="Times New Roman1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0d04ea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0eb58c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0aa279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0b511a" style:font-size-asian="12pt" style:font-name-complex="Times New Roman1" style:font-size-complex="12pt"/>
    </style:style>
    <style:style style:name="T21" style:family="text">
      <style:text-properties fo:font-size="14pt" style:font-size-asian="14pt" style:font-size-complex="20pt"/>
    </style:style>
    <style:style style:name="T22" style:family="text">
      <style:text-properties fo:font-size="14pt" fo:font-weight="bold" style:font-size-asian="14pt" style:font-weight-asian="bold" style:font-size-complex="20pt" style:font-weight-complex="bold"/>
    </style:style>
    <style:style style:name="T23" style:family="text">
      <style:text-properties fo:font-size="14pt" fo:font-weight="bold" officeooo:rsid="001f1d75" style:font-size-asian="14pt" style:font-weight-asian="bold" style:font-size-complex="20pt" style:font-weight-complex="bold"/>
    </style:style>
    <style:style style:name="T24" style:family="text">
      <style:text-properties fo:font-size="14pt" fo:font-weight="bold" officeooo:rsid="000f4472" style:font-size-asian="14pt" style:font-weight-asian="bold" style:font-size-complex="20pt" style:font-weight-complex="bold"/>
    </style:style>
    <style:style style:name="T25" style:family="text">
      <style:text-properties officeooo:rsid="001154da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128c09"/>
    </style:style>
    <style:style style:name="T28" style:family="text">
      <style:text-properties fo:language="en" fo:country="US" style:text-underline-style="solid" style:text-underline-width="auto" style:text-underline-color="font-color"/>
    </style:style>
    <style:style style:name="T29" style:family="text">
      <style:text-properties fo:language="en" fo:country="US" style:text-underline-style="solid" style:text-underline-width="auto" style:text-underline-color="font-color" officeooo:rsid="00113135"/>
    </style:style>
    <style:style style:name="T30" style:family="text">
      <style:text-properties officeooo:rsid="00128c09"/>
    </style:style>
    <style:style style:name="T31" style:family="text">
      <style:text-properties fo:language="ru" fo:country="RU" officeooo:rsid="00128c09"/>
    </style:style>
    <style:style style:name="T32" style:family="text">
      <style:text-properties fo:language="ru" fo:country="RU" officeooo:rsid="00113135"/>
    </style:style>
    <style:style style:name="T33" style:family="text">
      <style:text-properties fo:language="ru" fo:country="RU" fo:font-style="normal" style:text-underline-style="solid" style:text-underline-width="auto" style:text-underline-color="font-color" fo:font-weight="normal" officeooo:rsid="00113135" style:font-style-asian="normal" style:font-weight-asian="normal" style:font-style-complex="normal" style:font-weight-complex="normal"/>
    </style:style>
    <style:style style:name="T34" style:family="text">
      <style:text-properties fo:language="ru" fo:country="RU" officeooo:rsid="001413db"/>
    </style:style>
    <style:style style:name="T35" style:family="text">
      <style:text-properties fo:language="ru" fo:country="RU" style:text-underline-style="solid" style:text-underline-width="auto" style:text-underline-color="font-color" officeooo:rsid="00113135"/>
    </style:style>
    <style:style style:name="T36" style:family="text">
      <style:text-properties fo:language="ru" fo:country="RU" style:text-underline-style="solid" style:text-underline-width="auto" style:text-underline-color="font-color" officeooo:rsid="0010d15c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0.5pt" style:font-size-asian="10.5pt" style:font-size-complex="10.5pt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style:font-size-complex="12pt"/>
    </style:style>
    <style:style style:name="T41" style:family="text">
      <style:text-properties officeooo:rsid="000b511a" style:font-size-complex="12pt"/>
    </style:style>
    <style:style style:name="T42" style:family="text">
      <style:text-properties officeooo:rsid="000d04ea" style:font-size-complex="12pt"/>
    </style:style>
    <style:style style:name="T43" style:family="text">
      <style:text-properties officeooo:rsid="000eb58c" style:font-size-complex="12pt"/>
    </style:style>
    <style:style style:name="T44" style:family="text">
      <style:text-properties officeooo:rsid="000b2d3c" style:font-size-complex="12pt"/>
    </style:style>
    <style:style style:name="T45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46" style:family="text">
      <style:text-properties officeooo:rsid="001413d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ОБРАЗОВАНИЯ, НАУКИ И МОЛОДЕЖНОЙ ПОЛИТИКИ</text:p>
      <text:p text:style-name="P15"><text:s/>НИЖЕГОРОДСКОЙ ОБЛАСТИ</text:p>
      <text:p text:style-name="P15">ГОСУДАРСТВЕННОЕ БЮДЖЕТНОЕ ПРОФЕССИОНАЛЬНОЕ ОБРАЗОВАТЕЛЬНОЕ УЧРЕЖДЕНИЕ </text:p>
      <text:p text:style-name="P4">«НИЖЕГОРОДСКИЙ РАДИОТЕХНИЧЕСКИЙ КОЛЛЕДЖ»</text:p>
      <text:p text:style-name="P4"/>
      <text:p text:style-name="P11"/>
      <text:p text:style-name="P17"><text:span text:style-name="Основной_20_шрифт_20_абзаца3"/></text:p>
      <text:p text:style-name="P17"><text:span text:style-name="Основной_20_шрифт_20_абзаца3"/></text:p>
      <text:p text:style-name="P17"><text:span text:style-name="Основной_20_шрифт_20_абзаца3"/></text:p>
      <text:p text:style-name="P17"><text:span text:style-name="Основной_20_шрифт_20_абзаца3"/></text:p>
      <text:p text:style-name="P18"><text:span text:style-name="Основной_20_шрифт_20_абзаца3"><text:span text:style-name="T21">ОТЧЕТ ПО </text:span></text:span><text:span text:style-name="Основной_20_шрифт_20_абзаца2"><text:span text:style-name="T21"><text:s/></text:span></text:span><text:span text:style-name="Основной_20_шрифт_20_абзаца2"><text:span text:style-name="T22">ПР</text:span></text:span><text:span text:style-name="Основной_20_шрифт_20_абзаца2"><text:span text:style-name="T23">ЕДДИПЛОМ</text:span></text:span><text:span text:style-name="Основной_20_шрифт_20_абзаца2"><text:span text:style-name="T22">НОЙ ПРАКТИК</text:span></text:span><text:span text:style-name="Основной_20_шрифт_20_абзаца2"><text:span text:style-name="T24">Е</text:span></text:span></text:p>
      <text:p text:style-name="P5"/>
      <text:p text:style-name="P29">Обучающийся <text:span text:style-name="T32"><text:s text:c="2"/></text:span></text:p>
      <text:p text:style-name="P29"><text:span text:style-name="T33"><text:s text:c="29"/>Редкозубов Андрей Алексеевич <text:s text:c="24"/></text:span></text:p>
      <text:p text:style-name="P47">(Ф.И.О.)</text:p>
      <text:p text:style-name="P6"/>
      <text:p text:style-name="P3"><text:span text:style-name="Основной_20_шрифт_20_абзаца2"><text:span text:style-name="T9">Специальность: 09.02.07 Информационные системы и программирование</text:span></text:span></text:p>
      <text:p text:style-name="P1"><text:span text:style-name="T4">Курс: </text:span><text:span text:style-name="T11">4</text:span></text:p>
      <text:p text:style-name="P54"><text:span text:style-name="T4">Группа: </text:span><text:span text:style-name="T7">4</text:span><text:span text:style-name="T12">ИСиП18-1</text:span></text:p>
      <text:p text:style-name="P6"/>
      <text:p text:style-name="P31">Руководитель практики от ГБПОУ «НРТК»<text:span text:style-name="T28"> <text:s/></text:span><text:span text:style-name="T29">п</text:span><text:span text:style-name="T35">реподователь</text:span><text:span text:style-name="T28"> <text:s text:c="2"/></text:span><text:span text:style-name="T26"><text:s text:c="4"/></text:span></text:p>
      <text:p text:style-name="P55"><text:span text:style-name="T15">Должность</text:span><text:span text:style-name="T14"><text:tab/></text:span></text:p>
      <text:p text:style-name="P32">Гутянская Елена Михайловна <text:s text:c="13"/></text:p>
      <text:p text:style-name="P48"><text:s text:c="55"/>(Ф.И.О.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Нижний Новгород</text:p>
      <text:p text:style-name="P53"><text:span text:style-name="T1">20</text:span><text:span text:style-name="T2">2</text:span><text:span text:style-name="T3">2</text:span><text:span text:style-name="T1">г.</text:span></text:p>
      <text:p text:style-name="P37">ГОСУДАРСТВЕННОЕ БЮДЖЕТНОЕ ПРОФЕССИОНАЛЬНОЕ ОБРАЗОВАТЕЛЬНОЕ УЧРЕЖДЕНИЕ </text:p>
      <text:p text:style-name="P38">«НИЖЕГОРОДСКИЙ РАДИОТЕХНИЧЕСКИЙ КОЛЛЕДЖ»</text:p>
      <text:p text:style-name="P42"/>
      <text:p text:style-name="P57">СОГЛАСОВАНО:</text:p>
      <text:p text:style-name="P61">Заведующий практикой</text:p>
      <text:p text:style-name="P65"><text:span text:style-name="T40"><text:s text:c="46"/>_____________ </text:span><text:span text:style-name="T41">Бабушкина Л.Д.</text:span></text:p>
      <text:p text:style-name="P67"><text:s text:c="9"/>(подпись) <text:s text:c="57"/></text:p>
      <text:p text:style-name="P65"><text:span text:style-name="T40"><text:s text:c="50"/>«</text:span><text:span text:style-name="T42">2</text:span><text:span text:style-name="T43">2</text:span><text:span text:style-name="T40">» </text:span><text:span text:style-name="T42">апреля</text:span><text:span text:style-name="T40"> 20</text:span><text:span text:style-name="T44">2</text:span><text:span text:style-name="T43">2</text:span><text:span text:style-name="T40"> г</text:span></text:p>
      <text:p text:style-name="P69"><text:s text:c="132"/></text:p>
      <text:p text:style-name="P69"/>
      <text:p text:style-name="P59">ИНДИВИДУАЛЬНОЕ ЗАДАНИЕ </text:p>
      <text:p text:style-name="P63">Обучающийся <text:s/><text:span text:style-name="T36"><text:s text:c="28"/>Редкозубов Андрей Алексеевич <text:s text:c="23"/></text:span></text:p>
      <text:p text:style-name="P63"><text:s text:c="82"/>(Ф.И.О.)</text:p>
      <text:p text:style-name="P63">Группа <text:s/><text:span text:style-name="T7">4</text:span><text:span text:style-name="T12">ИСиП18-1</text:span></text:p>
      <text:p text:style-name="P63"/>
      <text:p text:style-name="P71"><text:span text:style-name="T40">на период пр</text:span><text:span text:style-name="T42">еддиплом</text:span><text:span text:style-name="T40">ной практики </text:span></text:p>
      <text:list xml:id="list96802175" text:style-name="WW8Num1">
        <text:list-item>
          <text:h text:style-name="P73" text:outline-level="2"/>
        </text:list-item>
        <text:list-item>
          <text:h text:style-name="P73" text:outline-level="2"/>
        </text:list-item>
      </text:list>
      <text:p text:style-name="P63">Вопросы:</text:p>
      <text:p text:style-name="P24">1. Краткая история создания предприятия, основные сведения о предприятии, выпускаемой продукции (оказании услуг), организация рабочего места и условий труда.</text:p>
      <text:p text:style-name="P26"/>
      <text:p text:style-name="P44">2. <text:span text:style-name="T30">Создание основного костыля структуры документа «Перечень дисциплин промежуточной аттестации» (загрузка файла «Учебного плана на сервер» формата </text:span><text:span text:style-name="T27">xlsx</text:span><text:span text:style-name="T30">, <text:s/>парсинг файла, выгрузка изменённого файла с сервера)</text:span></text:p>
      <text:p text:style-name="P44"/>
      <text:p text:style-name="P63">3. <text:span text:style-name="T30">Создание основного костыля структуры документа «Паспорт успеваемости и посещаемости группы» (Создание формы документа в веб-приложение и его выгрузка)</text:span></text:p>
      <text:p text:style-name="P52"><text:span text:style-name="T16">Дата выдачи <text:s/>«</text:span><text:span text:style-name="T17">2</text:span><text:span text:style-name="T18">2</text:span><text:span text:style-name="T16">» </text:span><text:span text:style-name="T17">апреля</text:span><text:span text:style-name="T16"> 20</text:span><text:span text:style-name="T19">2</text:span><text:span text:style-name="T18">2</text:span><text:span text:style-name="T16"> г.</text:span></text:p>
      <text:p text:style-name="P40"/>
      <text:p text:style-name="P52"><text:span text:style-name="T16">Срок исполнения <text:s/>«</text:span><text:span text:style-name="T20">1</text:span><text:span text:style-name="T18">9</text:span><text:span text:style-name="T16">» </text:span><text:span text:style-name="T17">мая</text:span><text:span text:style-name="T16"> 20</text:span><text:span text:style-name="T19">2</text:span><text:span text:style-name="T18">2</text:span><text:span text:style-name="T16">г.</text:span></text:p>
      <text:p text:style-name="P40"/>
      <text:p text:style-name="P40">Руководитель практики от ГБПОУ «НРТК»</text:p>
      <text:p text:style-name="P46">Гутянская Елена Михайловна <text:s text:c="69"/></text:p>
      <text:p text:style-name="P52"><text:span text:style-name="T45"><text:tab/><text:tab/><text:tab/>(Ф.И.О.)</text:span></text:p>
      <text:p text:style-name="P40">Руководитель практики от предприятия</text:p>
      <text:p text:style-name="P46"><text:span text:style-name="T30">Заборских Михаил Александрович</text:span> <text:s text:c="64"/></text:p>
      <text:p text:style-name="P28"><text:span text:style-name="T37"><text:tab/><text:tab/></text:span><text:span text:style-name="T38"><text:tab/></text:span><text:span text:style-name="T39">(Ф.И.О)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2">Содержание</text:p>
          </text:index-title>
          <text:p text:style-name="P21"><text:a xlink:type="simple" xlink:href="#__RefHeading___Toc1851_3844514002" text:style-name="Index_20_Link" text:visited-style-name="Index_20_Link">ВВЕДЕНИЕ<text:tab/>3</text:a></text:p>
        </text:index-body>
      </text:table-of-content>
      <text:p text:style-name="P3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0" text:outline-level="1"><text:bookmark-start text:name="__RefHeading___Toc1851_3844514002"/>ВВЕДЕНИЕ<text:bookmark-end text:name="__RefHeading___Toc1851_3844514002"/></text:h>
      <text:p text:style-name="P49"/>
      <text:p text:style-name="P50">Основными целями и задачами прохождения <text:span text:style-name="T31">преддипломной </text:span>практики на предприятии являются: закрепление и углубление теоретических знаний, полученных по специальным дисциплинам, получение профессиональных навыков работы, сбор фактического материала для написания дипломной работы.</text:p>
      <text:p text:style-name="P50"/>
      <text:p text:style-name="P50">Изложенные цели достигаются путем: ознакомления с деятельность предприятия.</text:p>
      <text:p text:style-name="P27"><text:line-break/>Практика является важной составляющей профессиональной подготовки студентов по основной образовательной программе, нацеленной на формирование у будущих программистов системного подхода к проектированию образовательного процесса в <text:span text:style-name="T25">колледже</text:span>, анализу и конструированию учебных занятий, формированию наиболее важных элементов культуры труда.</text:p>
      <text:p text:style-name="P30"><text:span text:style-name="T39"/></text:p>
      <text:p text:style-name="P27"/>
      <text:p text:style-name="P27"/>
      <text:p text:style-name="P27"/>
      <text:p text:style-name="P2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Обучающийся ____________/_________________/</text:p>
      <text:p text:style-name="P1"><text:span text:style-name="T1"><text:s text:c="29"/></text:span><text:span text:style-name="T13">подпись <text:s text:c="24"/>расшифровка подписи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default-outline-level="" style:class="extra">
      <style:paragraph-properties fo:margin-top="0.106cm" fo:margin-bottom="0cm" style:contextual-spacing="false" fo:line-height="100%" fo:text-align="center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Обычный2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line-height="100%" fo:hyphenation-ladder-count="no-limit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344cm" fo:margin-left="2cm" fo:margin-right="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Преобразование_20_8" style:display-name="Преобразование 8" style:page-layout-name="Mpm2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6T09:45:52.949224890</meta:creation-date>
    <dc:date>2022-05-19T11:32:07.529000000</dc:date>
    <meta:editing-duration>PT9M59S</meta:editing-duration>
    <meta:editing-cycles>10</meta:editing-cycles>
    <meta:generator>LibreOffice/7.2.0.4$Windows_X86_64 LibreOffice_project/9a9c6381e3f7a62afc1329bd359cc48accb6435b</meta:generator>
    <meta:document-statistic meta:table-count="0" meta:image-count="0" meta:object-count="0" meta:page-count="5" meta:paragraph-count="51" meta:word-count="257" meta:character-count="3065" meta:non-whitespace-character-count="2088"/>
  </office:meta>
</office:document-meta>
</file>